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sjon Gruppe 2</text:p>
      <text:p text:style-name="Standard"/>
      <text:p text:style-name="Standard">Løsningen er det viktigste. <text:line-break/>Hva er det som gjør vår løsning kreativ?</text:p>
      <text:p text:style-name="Standard">Bruk faguttrykk!<text:line-break/><text:line-break/>En interaktiv historie som får ulike utfall basert på hvilket valg du tar. En såkalt point and click adventure. </text:p>
      <text:p text:style-name="Standard"/>
      <text:p text:style-name="Standard">Vår hovedkarakter er en uteligger som holder til i Slottsparken. </text:p>
      <text:p text:style-name="Standard"/>
      <text:p text:style-name="Standard">Relaterbart. Kjente steder fra Oslo. Stortinget, Operaen, Teknisk Museum, NITH</text:p>
      <text:p text:style-name="Standard"/>
      <text:p text:style-name="Standard">Vi syns vår løsning er kreativ fordi vi har latt oss inspirere av ting som vi forbinder med Oslo, og har dermed diktet en fiktiv historie ut av disse elementene. </text:p>
      <text:p text:style-name="Standard"/>
      <text:p text:style-name="Standard">Nordmarkitt er en veldig vanlig bergart i Oslo-området, og vi fant ut at mange kjente bygg i Oslo er bygd av denne steinen. Både Slottet og Stortinget er bygd av det. Løvene utenfor Stortinget er skulpturer av nordmarkitt. Vår helt Arne vet dette </text:p>
      <text:p text:style-name="Standard"><text:span text:style-name="T1"/></text:p>
      <text:p text:style-name="Standard"><text:span text:style-name="T1"><text:tab/>Arne må finne en bit nordmarkitt som er valgt til Oslos fylkesste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grun Gjengset</meta:initial-creator>
    <meta:creation-date>2014-11-11T10:21:20.61</meta:creation-date>
    <meta:document-statistic meta:table-count="0" meta:image-count="0" meta:object-count="0" meta:page-count="1" meta:paragraph-count="8" meta:word-count="141" meta:character-count="842"/>
    <dc:date>2014-11-11T12:06:32.96</dc:date>
    <dc:creator>Sigrun Gjengset</dc:creator>
    <meta:editing-duration>PT22M3S</meta:editing-duration>
    <meta:editing-cycles>1</meta:editing-cycles>
    <meta:generator>OpenOffice/4.1.1$Win32 OpenOffice.org_project/411m6$Build-9775</meta:generator>
  </office:meta>
</office:document-meta>
</file>